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4.98mm"/>
    </style:style>
    <style:style style:name="co14" style:family="table-column">
      <style:table-column-properties fo:break-before="auto" style:column-width="17.43mm"/>
    </style:style>
    <style:style style:name="co15" style:family="table-column">
      <style:table-column-properties fo:break-before="auto" style:column-width="28.86mm"/>
    </style:style>
    <style:style style:name="co16" style:family="table-column">
      <style:table-column-properties fo:break-before="auto" style:column-width="44.66mm"/>
    </style:style>
    <style:style style:name="co17" style:family="table-column">
      <style:table-column-properties fo:break-before="auto" style:column-width="11.98mm"/>
    </style:style>
    <style:style style:name="co18" style:family="table-column">
      <style:table-column-properties fo:break-before="auto" style:column-width="19.05mm"/>
    </style:style>
    <style:style style:name="co19" style:family="table-column">
      <style:table-column-properties fo:break-before="auto" style:column-width="28.31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33.5mm"/>
    </style:style>
    <style:style style:name="co22" style:family="table-column">
      <style:table-column-properties fo:break-before="auto" style:column-width="44.93mm"/>
    </style:style>
    <style:style style:name="co23" style:family="table-column">
      <style:table-column-properties fo:break-before="auto" style:column-width="10.88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46.83mm"/>
    </style:style>
    <style:style style:name="co26" style:family="table-column">
      <style:table-column-properties fo:break-before="auto" style:column-width="17.15mm"/>
    </style:style>
    <style:style style:name="co27" style:family="table-column">
      <style:table-column-properties fo:break-before="auto" style:column-width="38.38mm"/>
    </style:style>
    <style:style style:name="co28" style:family="table-column">
      <style:table-column-properties fo:break-before="auto" style:column-width="15.24mm"/>
    </style:style>
    <style:style style:name="co29" style:family="table-column">
      <style:table-column-properties fo:break-before="auto" style:column-width="14.43mm"/>
    </style:style>
    <style:style style:name="co30" style:family="table-column">
      <style:table-column-properties fo:break-before="auto" style:column-width="30.5mm"/>
    </style:style>
    <style:style style:name="co31" style:family="table-column">
      <style:table-column-properties fo:break-before="auto" style:column-width="45.74mm"/>
    </style:style>
    <style:style style:name="ro4" style:family="table-row">
      <style:table-row-properties style:row-height="16.9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8.98mm" fo:break-before="auto" style:use-optimal-row-height="true"/>
    </style:style>
    <style:style style:name="ro6" style:family="table-row">
      <style:table-row-properties style:row-height="13.4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808080" fo:padding="0.71mm" style:rotation-align="none"/>
      <style:text-properties style:text-position=""/>
    </style:style>
    <style:style style:name="ce8" style:family="table-cell" style:parent-style-name="Default">
      <style:table-cell-properties fo:border="0.06pt solid #808080"/>
      <style:text-properties style:text-position=""/>
    </style:style>
    <style:style style:name="ce9" style:family="table-cell" style:parent-style-name="Default">
      <style:table-cell-properties fo:border="0.06pt solid #808080"/>
      <style:text-properties style:text-position="" style:font-name="Liberation Sans" style:font-name-asian="Noto Sans CJK SC Regular" style:font-name-complex="FreeSans"/>
    </style:style>
    <style:style style:name="ce12" style:family="table-cell" style:parent-style-name="Default">
      <style:table-cell-properties fo:padding="0.71mm"/>
      <style:text-properties style:text-position=""/>
    </style:style>
    <style:style style:name="ce5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text-position=""/>
    </style:style>
    <style:style style:name="ce1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ccffff" style:diagonal-bl-tr="none" style:diagonal-tl-br="none" fo:border="0.06pt solid #808080" fo:padding="0.71mm" style:rotation-align="non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06pt solid #808080" fo:padding="0.71mm" style:rotation-align="none"/>
    </style:style>
    <style:style style:name="ce21" style:family="table-cell" style:parent-style-name="Default">
      <style:table-cell-properties style:diagonal-bl-tr="none" style:diagonal-tl-br="none" fo:border="0.06pt solid #808080" fo:padding="0.71mm" style:rotation-align="none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order="0.06pt solid #808080"/>
    </style:style>
    <style:style style:name="ce23" style:family="table-cell" style:parent-style-name="Default">
      <style:table-cell-properties fo:border="0.06pt solid #808080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padding="0.71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ganisations" table:style-name="ta1">
        <table:table-column table:style-name="co23" table:default-cell-style-name="ce14"/>
        <table:table-column table:style-name="co24" table:default-cell-style-name="ce16"/>
        <table:table-column table:style-name="co25" table:default-cell-style-name="ce14"/>
        <table:table-column table:style-name="co4" table:number-columns-repeated="2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4" table:default-cell-style-name="ce19"/>
        <table:table-column table:style-name="co29" table:default-cell-style-name="ce19"/>
        <table:table-column table:style-name="co4" table:number-columns-repeated="4" table:default-cell-style-name="ce19"/>
        <table:table-column table:style-name="co30" table:default-cell-style-name="ce19"/>
        <table:table-column table:style-name="co4" table:default-cell-style-name="ce19"/>
        <table:table-column table:style-name="co9" table:default-cell-style-name="ce19"/>
        <table:table-column table:style-name="co29" table:default-cell-style-name="ce19"/>
        <table:table-column table:style-name="co31" table:default-cell-style-name="ce19"/>
        <table:table-row table:style-name="ro6">
          <table:table-cell office:value-type="string" calcext:value-type="string">
            <text:p>ID</text:p>
          </table:table-cell>
          <table:table-cell office:value-type="string" calcext:value-type="string">
            <text:p>ID Pare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 (SA, CPAS, Département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</table:table-row>
        <table:table-row table:style-name="ro2">
          <table:table-cell table:style-name="ce15" table:formula="of:=&quot;id&quot;" office:value-type="string" office:string-value="id" calcext:value-type="string">
            <office:annotation draw:style-name="gr1" draw:text-style-name="P2" svg:width="28.99mm" svg:height="17.81mm" svg:x="17.16mm" svg:y="0.58mm" draw:caption-point-x="-6.38mm" draw:caption-point-y="12.99mm">
              <dc:date>2017-07-12T00:00:00</dc:date>
              <text:p text:style-name="P1"><text:span text:style-name="T1">do row for id, p_id, org in view.get_organizations()</text:span></text:p>
            </office:annotation>
            <text:p>id</text:p>
          </table:table-cell>
          <table:table-cell table:style-name="ce17" table:formula="of:=&quot;p_id&quot;" office:value-type="string" office:string-value="p_id" calcext:value-type="string">
            <text:p>p_id</text:p>
          </table:table-cell>
          <table:table-cell table:style-name="ce18" table:formula="of:=&quot;org.title&quot;" office:value-type="string" office:string-value="org.title" calcext:value-type="string">
            <text:p>org.title</text:p>
          </table:table-cell>
          <table:table-cell table:style-name="ce20" table:formula="of:=&quot;org.Description()&quot;" office:value-type="string" office:string-value="org.Description()" calcext:value-type="string">
            <text:p>org.Description()</text:p>
          </table:table-cell>
          <table:table-cell table:style-name="ce20" table:formula="of:=&quot;view.getDGHV(org).display_voc('organization_type')&quot;" office:value-type="string" office:string-value="view.getDGHV(org).display_voc('organization_type')" calcext:value-type="string">
            <text:p>view.getDGHV(org).display_voc('organization_type')</text:p>
          </table:table-cell>
          <table:table-cell table:style-name="ce21" table:formula="of:=&quot;int(org.use_parent_address)&quot;" office:value-type="string" office:string-value="int(org.use_parent_address)" calcext:value-type="string">
            <text:p>int(org.use_parent_address)</text:p>
          </table:table-cell>
          <table:table-cell table:style-name="ce20" table:formula="of:=&quot;org.street&quot;" office:value-type="string" office:string-value="org.street" calcext:value-type="string">
            <text:p>org.street</text:p>
          </table:table-cell>
          <table:table-cell table:style-name="ce20" table:formula="of:=&quot;org.number&quot;" office:value-type="string" office:string-value="org.number" calcext:value-type="string">
            <text:p>org.number</text:p>
          </table:table-cell>
          <table:table-cell table:style-name="ce20" table:formula="of:=&quot;org.additional_address_details&quot;" office:value-type="string" office:string-value="org.additional_address_details" calcext:value-type="string">
            <text:p>org.additional_address_details</text:p>
          </table:table-cell>
          <table:table-cell table:style-name="ce20" table:formula="of:=&quot;org.zip_code&quot;" office:value-type="string" office:string-value="org.zip_code" calcext:value-type="string">
            <text:p>org.zip_code</text:p>
          </table:table-cell>
          <table:table-cell table:style-name="ce20" table:formula="of:=&quot;org.city&quot;" office:value-type="string" office:string-value="org.city" calcext:value-type="string">
            <text:p>org.city</text:p>
          </table:table-cell>
          <table:table-cell table:style-name="ce20" table:formula="of:=&quot;org.phone&quot;" office:value-type="string" office:string-value="org.phone" calcext:value-type="string">
            <text:p>org.phone</text:p>
          </table:table-cell>
          <table:table-cell table:style-name="ce20" table:formula="of:=&quot;org.cell_phone&quot;" office:value-type="string" office:string-value="org.cell_phone" calcext:value-type="string">
            <text:p>org.cell_phone</text:p>
          </table:table-cell>
          <table:table-cell table:style-name="ce20" table:formula="of:=&quot;org.fax&quot;" office:value-type="string" office:string-value="org.fax" calcext:value-type="string">
            <text:p>org.fax</text:p>
          </table:table-cell>
          <table:table-cell table:style-name="ce20" table:formula="of:=&quot;org.email&quot;" office:value-type="string" office:string-value="org.email" calcext:value-type="string">
            <text:p>org.email</text:p>
          </table:table-cell>
          <table:table-cell table:style-name="ce20" table:formula="of:=&quot;org.website&quot;" office:value-type="string" office:string-value="org.website" calcext:value-type="string">
            <text:p>org.website</text:p>
          </table:table-cell>
          <table:table-cell table:style-name="ce20" table:formula="of:=&quot;org.region&quot;" office:value-type="string" office:string-value="org.region" calcext:value-type="string">
            <text:p>org.region</text:p>
          </table:table-cell>
          <table:table-cell table:style-name="ce20" table:formula="of:=&quot;org.country&quot;" office:value-type="string" office:string-value="org.country" calcext:value-type="string">
            <text:p>org.country</text:p>
          </table:table-cell>
          <table:table-cell table:style-name="ce20" table:formula="of:=&quot;org.UID()&quot;" office:value-type="string" office:string-value="org.UID()" calcext:value-type="string">
            <text:p>org.UID()</text:p>
          </table:table-cell>
        </table:table-row>
      </table:table>
      <table:table table:name="Personnes" table:style-name="ta1">
        <table:table-column table:style-name="co11" table:default-cell-style-name="ce1"/>
        <table:table-column table:style-name="co4" table:default-cell-style-name="ce1"/>
        <table:table-column table:style-name="co4" table:default-cell-style-name="ce6"/>
        <table:table-column table:style-name="co12" table:default-cell-style-name="ce6"/>
        <table:table-column table:style-name="co4" table:number-columns-repeated="2" table:default-cell-style-name="ce6"/>
        <table:table-column table:style-name="co13" table:default-cell-style-name="ce6"/>
        <table:table-column table:style-name="co9" table:default-cell-style-name="ce6"/>
        <table:table-column table:style-name="co4" table:default-cell-style-name="ce6"/>
        <table:table-column table:style-name="co14" table:default-cell-style-name="ce6"/>
        <table:table-column table:style-name="co15" table:default-cell-style-name="ce6"/>
        <table:table-column table:style-name="co4" table:number-columns-repeated="8" table:default-cell-style-name="ce6"/>
        <table:table-column table:style-name="co16" table:default-cell-style-name="ce10"/>
        <table:table-column table:style-name="co4" table:number-columns-repeated="1004" table:default-cell-style-name="ce11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Genre (M, F)</text:p>
          </table:table-cell>
          <table:table-cell office:value-type="string" calcext:value-type="string">
            <text:p>Civilité</text:p>
          </table:table-cell>
          <table:table-cell office:value-type="string" calcext:value-type="string">
            <text:p>Date naissance (AAAA/MM/JJ)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uméro Interne</text:p>
          </table:table-cell>
          <table:table-cell office:value-type="string" calcext:value-type="string">
            <text:p>UID</text:p>
          </table:table-cell>
          <table:table-cell table:number-columns-repeated="1004"/>
        </table:table-row>
        <table:table-row table:style-name="ro2">
          <table:table-cell table:style-name="ce2" table:formula="of:=&quot;id&quot;" office:value-type="string" office:string-value="id" calcext:value-type="string">
            <office:annotation draw:style-name="gr1" draw:text-style-name="P2" svg:width="28.99mm" svg:height="17.81mm" svg:x="15.52mm" svg:y="1.91mm" draw:caption-point-x="-6.1mm" draw:caption-point-y="15.1mm">
              <dc:date>2017-07-11T00:00:00</dc:date>
              <text:p text:style-name="P1"><text:span text:style-name="T1">do row for id, </text:span><text:span text:style-name="T1">pers in </text:span><text:span text:style-name="T1">view.get_persons</text:span><text:span text:style-name="T1">()</text:span></text:p>
            </office:annotation>
            <text:p>id</text:p>
          </table:table-cell>
          <table:table-cell table:style-name="ce2" table:formula="of:=&quot;pers.lastname&quot;" office:value-type="string" office:string-value="pers.lastname" calcext:value-type="string">
            <text:p>pers.lastname</text:p>
          </table:table-cell>
          <table:table-cell table:style-name="ce8" table:formula="of:=&quot;pers.firstname&quot;" office:value-type="string" office:string-value="pers.firstname" calcext:value-type="string">
            <text:p>pers.firstname</text:p>
          </table:table-cell>
          <table:table-cell table:style-name="ce9" table:formula="of:=&quot;view.translate(view.getDGHV(pers).display_voc('gender'), domain='collective.contact.core', default='')&quot;" office:value-type="string" office:string-value="view.translate(view.getDGHV(pers).display_voc('gender'), domain='collective.contact.core', default='')" calcext:value-type="string">
            <text:p>view.translate(view.getDGHV(pers).display_voc('gender'), domain='collective.contact.core', default='')</text:p>
          </table:table-cell>
          <table:table-cell table:style-name="ce8" table:formula="of:=&quot;pers.person_title&quot;" office:value-type="string" office:string-value="pers.person_title" calcext:value-type="string">
            <text:p>pers.person_title</text:p>
          </table:table-cell>
          <table:table-cell table:style-name="ce9" table:formula="of:=&quot;view.getDGHV(pers).display_date('birthday', custom_format='%Y/%m/%d')&quot;" office:value-type="string" office:string-value="view.getDGHV(pers).display_date('birthday', custom_format='%Y/%m/%d')" calcext:value-type="string">
            <text:p>view.getDGHV(pers).display_date('birthday', custom_format='%Y/%m/%d')</text:p>
          </table:table-cell>
          <table:table-cell table:style-name="ce7" table:formula="of:=&quot;pers.street&quot;" office:value-type="string" office:string-value="pers.street" calcext:value-type="string">
            <text:p>pers.street</text:p>
          </table:table-cell>
          <table:table-cell table:style-name="ce7" table:formula="of:=&quot;pers.number&quot;" office:value-type="string" office:string-value="pers.number" calcext:value-type="string">
            <text:p>pers.number</text:p>
          </table:table-cell>
          <table:table-cell table:style-name="ce7" table:formula="of:=&quot;pers.additional_address_details&quot;" office:value-type="string" office:string-value="pers.additional_address_details" calcext:value-type="string">
            <text:p>pers.additional_address_details</text:p>
          </table:table-cell>
          <table:table-cell table:style-name="ce7" table:formula="of:=&quot;pers.zip_code&quot;" office:value-type="string" office:string-value="pers.zip_code" calcext:value-type="string">
            <text:p>pers.zip_code</text:p>
          </table:table-cell>
          <table:table-cell table:style-name="ce7" table:formula="of:=&quot;pers.city&quot;" office:value-type="string" office:string-value="pers.city" calcext:value-type="string">
            <text:p>pers.city</text:p>
          </table:table-cell>
          <table:table-cell table:style-name="ce7" table:formula="of:=&quot;pers.phone&quot;" office:value-type="string" office:string-value="pers.phone" calcext:value-type="string">
            <text:p>pers.phone</text:p>
          </table:table-cell>
          <table:table-cell table:style-name="ce7" table:formula="of:=&quot;pers.cell_phone&quot;" office:value-type="string" office:string-value="pers.cell_phone" calcext:value-type="string">
            <text:p>pers.cell_phone</text:p>
          </table:table-cell>
          <table:table-cell table:style-name="ce7" table:formula="of:=&quot;pers.fax&quot;" office:value-type="string" office:string-value="pers.fax" calcext:value-type="string">
            <text:p>pers.fax</text:p>
          </table:table-cell>
          <table:table-cell table:style-name="ce7" table:formula="of:=&quot;pers.email&quot;" office:value-type="string" office:string-value="pers.email" calcext:value-type="string">
            <text:p>pers.email</text:p>
          </table:table-cell>
          <table:table-cell table:style-name="ce7" table:formula="of:=&quot;pers.website&quot;" office:value-type="string" office:string-value="pers.website" calcext:value-type="string">
            <text:p>pers.website</text:p>
          </table:table-cell>
          <table:table-cell table:style-name="ce7" table:formula="of:=&quot;pers.region&quot;" office:value-type="string" office:string-value="pers.region" calcext:value-type="string">
            <text:p>pers.region</text:p>
          </table:table-cell>
          <table:table-cell table:style-name="ce7" table:formula="of:=&quot;pers.country&quot;" office:value-type="string" office:string-value="pers.country" calcext:value-type="string">
            <text:p>pers.country</text:p>
          </table:table-cell>
          <table:table-cell table:style-name="ce7" table:formula="of:=&quot;view.getDGHV(pers).get_value('internal_number', default='')&quot;" office:value-type="string" office:string-value="view.getDGHV(pers).get_value('internal_number', default='')" calcext:value-type="string">
            <text:p>view.getDGHV(pers).get_value('internal_number', default='')</text:p>
          </table:table-cell>
          <table:table-cell table:style-name="ce8" table:formula="of:=&quot;pers.UID()&quot;" office:value-type="string" office:string-value="pers.UID()" calcext:value-type="string">
            <text:p>pers.UID()</text:p>
          </table:table-cell>
          <table:table-cell table:style-name="Default" table:number-columns-repeated="1004"/>
        </table:table-row>
      </table:table>
      <table:table table:name="Fonctions occupées" table:style-name="ta1">
        <table:table-column table:style-name="co17" table:default-cell-style-name="ce1"/>
        <table:table-column table:style-name="co12" table:default-cell-style-name="ce1"/>
        <table:table-column table:style-name="co18" table:default-cell-style-name="ce6"/>
        <table:table-column table:style-name="co4" table:default-cell-style-name="ce6"/>
        <table:table-column table:style-name="co19" table:default-cell-style-name="ce1"/>
        <table:table-column table:style-name="co18" table:default-cell-style-name="ce6"/>
        <table:table-column table:style-name="co20" table:default-cell-style-name="ce6"/>
        <table:table-column table:style-name="co21" table:default-cell-style-name="ce6"/>
        <table:table-column table:style-name="co4" table:number-columns-repeated="11" table:default-cell-style-name="ce6"/>
        <table:table-column table:style-name="co22" table:default-cell-style-name="ce6"/>
        <table:table-column table:style-name="co4" table:number-columns-repeated="237" table:default-cell-style-name="ce12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ID PERS</text:p>
          </table:table-cell>
          <table:table-cell office:value-type="string" calcext:value-type="string">
            <text:p>ID ORGA</text:p>
          </table:table-cell>
          <table:table-cell office:value-type="string" calcext:value-type="string">
            <text:p>ID FONC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ébut fonction</text:p>
          </table:table-cell>
          <table:table-cell office:value-type="string" calcext:value-type="string">
            <text:p>Fin fonction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  <table:table-cell table:number-columns-repeated="237"/>
        </table:table-row>
        <table:table-row table:style-name="ro2">
          <table:table-cell table:style-name="ce5" table:formula="of:=&quot;id&quot;" office:value-type="string" office:string-value="id" calcext:value-type="string">
            <office:annotation draw:style-name="gr2" draw:text-style-name="P2" svg:width="28.99mm" svg:height="17.81mm" svg:x="17.97mm" svg:y="0mm" draw:caption-point-x="-6.1mm" draw:caption-point-y="9.07mm">
              <dc:date>2017-07-12T00:00:00</dc:date>
              <text:p text:style-name="P1"><text:span text:style-name="T1">do row for id, </text:span><text:span text:style-name="T1">p_id, o_id, hp in </text:span><text:span text:style-name="T1">view.get_held_po</text:span><text:span text:style-name="T1">sitions()</text:span></text:p>
            </office:annotation>
            <text:p>id</text:p>
          </table:table-cell>
          <table:table-cell table:style-name="ce5" table:formula="of:=&quot;p_id&quot;" office:value-type="string" office:string-value="p_id" calcext:value-type="string">
            <text:p>p_id</text:p>
          </table:table-cell>
          <table:table-cell table:style-name="ce7" table:formula="of:=&quot;o_id&quot;" office:value-type="string" office:string-value="o_id" calcext:value-type="string">
            <text:p>o_id</text:p>
          </table:table-cell>
          <table:table-cell table:style-name="ce7" office:value-type="string" calcext:value-type="string">
            <text:p>-</text:p>
          </table:table-cell>
          <table:table-cell table:style-name="ce5" table:formula="of:=&quot;hp.label&quot;" office:value-type="string" office:string-value="hp.label" calcext:value-type="string">
            <text:p>hp.label</text:p>
          </table:table-cell>
          <table:table-cell table:style-name="ce7" table:formula="of:=&quot;view.getDGHV(hp).display_date('start-date', custom_format='%Y/%m/%d')&quot;" office:value-type="string" office:string-value="view.getDGHV(hp).display_date('start-date', custom_format='%Y/%m/%d')" calcext:value-type="string">
            <text:p>view.getDGHV(hp).display_date('start-date', custom_format='%Y/%m/%d')</text:p>
          </table:table-cell>
          <table:table-cell table:style-name="ce7" table:formula="of:=&quot;view.getDGHV(hp).display_date('end-date', custom_format='%Y/%m/%d')&quot;" office:value-type="string" office:string-value="view.getDGHV(hp).display_date('end-date', custom_format='%Y/%m/%d')" calcext:value-type="string">
            <text:p>view.getDGHV(hp).display_date('end-date', custom_format='%Y/%m/%d')</text:p>
          </table:table-cell>
          <table:table-cell table:style-name="ce7" table:formula="of:=&quot;hp.street&quot;" office:value-type="string" office:string-value="hp.street" calcext:value-type="string">
            <text:p>hp.street</text:p>
          </table:table-cell>
          <table:table-cell table:style-name="ce7" table:formula="of:=&quot;hp.number&quot;" office:value-type="string" office:string-value="hp.number" calcext:value-type="string">
            <text:p>hp.number</text:p>
          </table:table-cell>
          <table:table-cell table:style-name="ce7" table:formula="of:=&quot;hp.additional_address_details&quot;" office:value-type="string" office:string-value="hp.additional_address_details" calcext:value-type="string">
            <text:p>hp.additional_address_details</text:p>
          </table:table-cell>
          <table:table-cell table:style-name="ce7" table:formula="of:=&quot;hp.zip_code&quot;" office:value-type="string" office:string-value="hp.zip_code" calcext:value-type="string">
            <text:p>hp.zip_code</text:p>
          </table:table-cell>
          <table:table-cell table:style-name="ce7" table:formula="of:=&quot;hp.city&quot;" office:value-type="string" office:string-value="hp.city" calcext:value-type="string">
            <text:p>hp.city</text:p>
          </table:table-cell>
          <table:table-cell table:style-name="ce7" table:formula="of:=&quot;hp.phone&quot;" office:value-type="string" office:string-value="hp.phone" calcext:value-type="string">
            <text:p>hp.phone</text:p>
          </table:table-cell>
          <table:table-cell table:style-name="ce7" table:formula="of:=&quot;hp.cell_phone&quot;" office:value-type="string" office:string-value="hp.cell_phone" calcext:value-type="string">
            <text:p>hp.cell_phone</text:p>
          </table:table-cell>
          <table:table-cell table:style-name="ce7" table:formula="of:=&quot;hp.fax&quot;" office:value-type="string" office:string-value="hp.fax" calcext:value-type="string">
            <text:p>hp.fax</text:p>
          </table:table-cell>
          <table:table-cell table:style-name="ce7" table:formula="of:=&quot;hp.email&quot;" office:value-type="string" office:string-value="hp.email" calcext:value-type="string">
            <text:p>hp.email</text:p>
          </table:table-cell>
          <table:table-cell table:style-name="ce7" table:formula="of:=&quot;hp.website&quot;" office:value-type="string" office:string-value="hp.website" calcext:value-type="string">
            <text:p>hp.website</text:p>
          </table:table-cell>
          <table:table-cell table:style-name="ce7" table:formula="of:=&quot;hp.region&quot;" office:value-type="string" office:string-value="hp.region" calcext:value-type="string">
            <text:p>hp.region</text:p>
          </table:table-cell>
          <table:table-cell table:style-name="ce7" table:formula="of:=&quot;hp.country&quot;" office:value-type="string" office:string-value="hp.country" calcext:value-type="string">
            <text:p>hp.country</text:p>
          </table:table-cell>
          <table:table-cell table:style-name="ce7" table:formula="of:=&quot;hp.UID()&quot;" office:value-type="string" office:string-value="hp.UID()" calcext:value-type="string">
            <text:p>hp.UID()</text:p>
          </table:table-cell>
          <table:table-cell table:number-columns-repeated="2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4:01:08.742788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6.2$Linux_X86_64 LibreOffice_project/10m0$Build-2</meta:generator>
    <dc:date>2017-07-20T14:01:43.922341177</dc:date>
    <dc:creator>sge</dc:creator>
    <meta:editing-duration>PT8H2M9S</meta:editing-duration>
    <meta:editing-cycles>29</meta:editing-cycles>
    <meta:document-statistic meta:table-count="3" meta:cell-count="118" meta:object-count="0"/>
  </office:meta>
</office:document-meta>
</file>